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b7332" officeooo:paragraph-rsid="001b7332"/>
    </style:style>
    <style:style style:name="P2" style:family="paragraph" style:parent-style-name="Standard">
      <style:text-properties officeooo:rsid="0011e38c" officeooo:paragraph-rsid="001b7332"/>
    </style:style>
    <style:style style:name="P3" style:family="paragraph" style:parent-style-name="Standard">
      <style:text-properties officeooo:rsid="0016d0a9" officeooo:paragraph-rsid="001b7332"/>
    </style:style>
    <style:style style:name="P4" style:family="paragraph" style:parent-style-name="Standard">
      <style:text-properties officeooo:rsid="001db56c" officeooo:paragraph-rsid="001db56c"/>
    </style:style>
    <style:style style:name="P5" style:family="paragraph" style:parent-style-name="Standard">
      <style:text-properties officeooo:rsid="001db56c" officeooo:paragraph-rsid="001db56c"/>
    </style:style>
    <style:style style:name="T1" style:family="text">
      <style:text-properties officeooo:rsid="001b733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IVE BAYES <text:s/>- KFOLD 10</text:p>
      <text:p text:style-name="P3"/>
      <text:p text:style-name="P2">numfaixa=3; <text:s text:c="7"/></text:p>
      <text:p text:style-name="P2">V=5; <text:s text:c="13"/></text:p>
      <text:p text:style-name="P2"><text:span text:style-name="T1">seeds</text:span>.txt</text:p>
      <text:p text:style-name="P1"/>
      <text:p text:style-name="P1"/>
      <text:p text:style-name="P1"><draw:frame draw:style-name="fr1" draw:name="Object1" text:anchor-type="paragraph" svg:width="7.2874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======= Atributos Relevantes ==========</text:p>
      <text:p text:style-name="P4">Grupo <text:s/>1: <text:s/>area <text:s text:c="2"/>perimetro <text:s/></text:p>
      <text:p text:style-name="P4">Grupo <text:s/>2: <text:s/>area <text:s text:c="2"/>perimetro <text:s text:c="2"/>Lkernel <text:s text:c="2"/>wkernel <text:s/></text:p>
      <text:p text:style-name="P4">Grupo <text:s/>3: <text:s/>area <text:s text:c="2"/>perimetro <text:s text:c="2"/>wkernel <text:s/></text:p>
      <text:p text:style-name="P4">======= ================== ===========</text:p>
      <text:p text:style-name="P4"/>
      <text:p text:style-name="P4">===== Faixas dos Atributos por GRUPO =====</text:p>
      <text:p text:style-name="P4"/>
      <text:p text:style-name="P4">GRUPO 1</text:p>
      <text:p text:style-name="P4">area = <text:tab/>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2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3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/>
      <text:p text:style-name="P4">===== Faixas dos Atributos que mais se repetem por GRUPO =====</text:p>
      <text:p text:style-name="P4"/>
      <text:p text:style-name="P4"/>
      <text:p text:style-name="P4"><text:soft-page-break/>Grupo : 1</text:p>
      <text:p text:style-name="P4">Atributo <text:tab/>Faixa <text:tab/>Qtd_Rep</text:p>
      <text:p text:style-name="P4">area <text:tab/><text:tab/>2 <text:tab/>56</text:p>
      <text:p text:style-name="P4">perimetro <text:tab/>2 <text:tab/>56</text:p>
      <text:p text:style-name="P4">compacteness <text:tab/>2 <text:tab/>33</text:p>
      <text:p text:style-name="P4">Lkernel <text:tab/>2 <text:tab/>49</text:p>
      <text:p text:style-name="P4">wkernel <text:tab/>2 <text:tab/>52</text:p>
      <text:p text:style-name="P4">asymetry <text:tab/>1 <text:tab/>45</text:p>
      <text:p text:style-name="P4">lkgroove <text:tab/>1 <text:tab/>42</text:p>
      <text:p text:style-name="P4"/>
      <text:p text:style-name="P4">Grupo : 2</text:p>
      <text:p text:style-name="P4">Atributo <text:tab/>Faixa <text:tab/>Qtd_Rep</text:p>
      <text:p text:style-name="P4">area <text:tab/><text:tab/>3 <text:tab/>64</text:p>
      <text:p text:style-name="P4">perimetro <text:tab/>3 <text:tab/>63</text:p>
      <text:p text:style-name="P4">compacteness <text:tab/>3 <text:tab/>34</text:p>
      <text:p text:style-name="P4">Lkernel <text:tab/>3 <text:tab/>64</text:p>
      <text:p text:style-name="P4">wkernel <text:tab/>3 <text:tab/>60</text:p>
      <text:p text:style-name="P4">asymetry <text:tab/>2 <text:tab/>29</text:p>
      <text:p text:style-name="P4">lkgroove <text:tab/>3 <text:tab/>61</text:p>
      <text:p text:style-name="P4"/>
      <text:p text:style-name="P4">Grupo : 3</text:p>
      <text:p text:style-name="P4">Atributo <text:tab/>Faixa <text:tab/>Qtd_Rep</text:p>
      <text:p text:style-name="P4">area <text:tab/><text:tab/>1 <text:tab/>62</text:p>
      <text:p text:style-name="P4">perimetro <text:tab/>1 <text:tab/>65</text:p>
      <text:p text:style-name="P4">compacteness <text:tab/>1 <text:tab/>51</text:p>
      <text:p text:style-name="P4">Lkernel <text:tab/>1 <text:tab/>56</text:p>
      <text:p text:style-name="P4">wkernel <text:tab/>1 <text:tab/>61</text:p>
      <text:p text:style-name="P4">asymetry <text:tab/>3 <text:tab/>45</text:p>
      <text:p text:style-name="P4">lkgroove <text:tab/>1 <text:tab/>41</text:p>
      <text:p text:style-name="P4"/>
      <text:p text:style-name="P4"/>
      <text:p text:style-name="P4">===== RESULTADO =====</text:p>
      <text:p text:style-name="P4"/>
      <text:p text:style-name="P4">Grupo <text:tab/>#Elem <text:tab/>Atributo <text:tab/>Faixa_Min~Faixa_Max <text:tab/>Acerto <text:tab/>Erros <text:tab/>#Tx_Erros</text:p>
      <text:p text:style-name="P4">1 <text:tab/>70 <text:tab/>area <text:tab/><text:tab/>[12.780000 ~ 16.140000] <text:tab/>56 <text:tab/><text:tab/>14 <text:tab/>20.000000</text:p>
      <text:p text:style-name="P4">1 <text:tab/>70 <text:tab/>perimetro <text:tab/>[13.730000 ~ 15.180000] <text:tab/>56 <text:tab/><text:tab/>14 <text:tab/>20.000000</text:p>
      <text:p text:style-name="P4">2 <text:tab/>70 <text:tab/>area <text:tab/><text:tab/>[16.140000 ~ 21.180000] <text:tab/>64 <text:tab/><text:tab/>6 <text:tab/>8.571429</text:p>
      <text:p text:style-name="P4">2 <text:tab/>70 <text:tab/>perimetro <text:tab/>[15.180000 ~ 17.250000] <text:tab/>63 <text:tab/><text:tab/>7 <text:tab/>10.000000</text:p>
      <text:p text:style-name="P4">2 <text:tab/>70 <text:tab/>Lkernel <text:tab/>[5.826000 ~ 6.675000] <text:tab/>64 <text:tab/><text:tab/>6 <text:tab/>8.571429</text:p>
      <text:p text:style-name="P4">2 <text:tab/>70 <text:tab/>wkernel <text:tab/>[3.465000 ~ 4.033000] <text:tab/>60 <text:tab/><text:tab/>10 <text:tab/>14.285714</text:p>
      <text:p text:style-name="P4">3 <text:tab/>70 <text:tab/>area <text:tab/><text:tab/>[10.590000 ~ 12.780000] <text:tab/>62 <text:tab/><text:tab/>8 <text:tab/>11.428571</text:p>
      <text:p text:style-name="P4">3 <text:tab/>70 <text:tab/>perimetro <text:tab/>[12.410000 ~ 13.730000] <text:tab/>65 <text:tab/><text:tab/>5 <text:tab/>7.142857</text:p>
      <text:p text:style-name="P4">3 <text:tab/>70 <text:tab/>wkernel <text:tab/>[2.630000 ~ 3.049000] <text:tab/>61 <text:tab/><text:tab/>9 <text:tab/>12.8571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2:03:37.882025489</meta:creation-date>
    <dc:date>2017-11-28T14:44:23.144317151</dc:date>
    <meta:editing-duration>PT1H22S</meta:editing-duration>
    <meta:editing-cycles>6</meta:editing-cycles>
    <meta:generator>LibreOffice/5.3.4.2$Linux_X86_64 LibreOffice_project/30m0$Build-2</meta:generator>
    <meta:document-statistic meta:table-count="0" meta:image-count="0" meta:object-count="1" meta:page-count="2" meta:paragraph-count="73" meta:word-count="456" meta:character-count="3120" meta:non-whitespace-character-count="24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95.7142857142857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52.8571428571428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88.5714285714286</text:p>
          </table:table-cell>
          <table:table-cell office:value-type="string" calcext:value-type="string">
            <text:p>64.2857142857143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95.7142857142857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49.9999999999999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44.2857142857142</text:p>
          </table:table-cell>
          <table:table-cell office:value-type="string" calcext:value-type="string">
            <text:p>87.1428571428572</text:p>
          </table:table-cell>
        </table:table-row>
        <table:table-row table:style-name="ro1">
          <table:table-cell office:value-type="string" calcext:value-type="string">
            <text:p>92.8571428571429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72.8571428571429</text:p>
          </table:table-cell>
          <table:table-cell office:value-type="string" calcext:value-type="string">
            <text:p>85.7142857142857</text:p>
          </table:table-cell>
          <table:table-cell office:value-type="string" calcext:value-type="string">
            <text:p>94.2857142857143</text:p>
          </table:table-cell>
          <table:table-cell office:value-type="string" calcext:value-type="string">
            <text:p>64.2857142857143</text:p>
          </table:table-cell>
          <table:table-cell office:value-type="string" calcext:value-type="string">
            <text:p>62.857142857142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5:27:10.735444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